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</table:table-row>
        <table:table-row table:style-name="ro12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table:number-columns-repeated="2"/>
          <table:table-cell table:formula="of:=SUM([.B37:.F37])" office:value-type="float" office:value="15300">
            <text:p>15300</text:p>
          </table:table-cell>
          <table:table-cell table:style-name="ce8" table:formula="of:=SUM([.B55:.F55])" office:value-type="float" office:value="1026.4880952381">
            <text:p>1026.48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</table:table-row>
        <table:table-row table:style-name="ro12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026.4880952381">
            <text:p>1026.488095238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026.4880952381">
            <text:p>1026.488095238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026.4880952381">
            <text:p>1026.488095238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5:.F55])" office:value-type="float" office:value="1026.4880952381">
            <text:p>1026.488095238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:.F55])" office:value-type="float" office:value="1026.4880952381">
            <text:p>1026.488095238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];[.D55];[.E55])" office:value-type="float" office:value="647.916666666667">
            <text:p>647.916666666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026.4880952381">
            <text:p>1026.488095238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026.4880952381">
            <text:p>1026.488095238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E55];[.F55])" office:value-type="float" office:value="366.666666666667">
            <text:p>366.6666666667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Default"/>
          <table:table-cell table:formula="of:=SUM([.B55:.F55])" office:value-type="float" office:value="1026.4880952381">
            <text:p>1026.488095238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026.4880952381">
            <text:p>1026.488095238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:.F55])" office:value-type="float" office:value="659.821428571429">
            <text:p>659.8214285714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D55:.F55])" office:value-type="float" office:value="281.25">
            <text:p>281.25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1026.4880952381">
            <text:p>1026.4880952381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1026.4880952381">
            <text:p>1026.4880952381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1026.4880952381">
            <text:p>1026.4880952381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0">
            <text:p>0</text:p>
          </table:table-cell>
          <table:table-cell table:style-name="ce2" table:formula="of:=[.F37]/15" office:value-type="float" office:value="0">
            <text:p>0</text:p>
          </table:table-cell>
          <table:table-cell table:style-name="Default"/>
          <table:table-cell table:style-name="ce41" table:formula="of:=SUM([.H37:.H54])" office:value-type="float" office:value="15300">
            <text:p>153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10/21/2015</text:date>, <text:time>12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1T12:06:57</dc:date>
    <meta:editing-duration>P1DT19H48M59S</meta:editing-duration>
    <meta:editing-cycles>1015</meta:editing-cycles>
    <meta:generator>OpenOffice/4.1.1$Unix OpenOffice.org_project/411m6$Build-9775</meta:generator>
    <dc:creator>employee employee</dc:creator>
    <meta:document-statistic meta:table-count="8" meta:cell-count="2376" meta:object-count="0"/>
  </office:meta>
</office:document-meta>
</file>